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0.1597in" table:align="left"/>
    </style:style>
    <style:style style:name="Table1.A" style:family="table-column">
      <style:table-column-properties style:column-width="0.1597in"/>
    </style:style>
    <style:style style:name="Table1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Table2" style:family="table">
      <style:table-properties style:width="1.4396in" table:align="left"/>
    </style:style>
    <style:style style:name="Table2.A" style:family="table-column">
      <style:table-column-properties style:column-width="1.4396in"/>
    </style:style>
    <style:style style:name="Table2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Table3" style:family="table">
      <style:table-properties style:width="0.2479in" table:align="left"/>
    </style:style>
    <style:style style:name="Table3.A" style:family="table-column">
      <style:table-column-properties style:column-width="0.2479in"/>
    </style:style>
    <style:style style:name="Table3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Table4" style:family="table">
      <style:table-properties style:width="0.1597in" table:align="left"/>
    </style:style>
    <style:style style:name="Table4.A" style:family="table-column">
      <style:table-column-properties style:column-width="0.1597in"/>
    </style:style>
    <style:style style:name="Table4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Table5" style:family="table">
      <style:table-properties style:width="0.2479in" table:align="left"/>
    </style:style>
    <style:style style:name="Table5.A" style:family="table-column">
      <style:table-column-properties style:column-width="0.2479in"/>
    </style:style>
    <style:style style:name="Table5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Table6" style:family="table">
      <style:table-properties style:width="0.2924in" table:align="left"/>
    </style:style>
    <style:style style:name="Table6.A" style:family="table-column">
      <style:table-column-properties style:column-width="0.2924in"/>
    </style:style>
    <style:style style:name="Table6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Table7" style:family="table">
      <style:table-properties style:width="0.4688in" table:align="left"/>
    </style:style>
    <style:style style:name="Table7.A" style:family="table-column">
      <style:table-column-properties style:column-width="0.4688in"/>
    </style:style>
    <style:style style:name="Table7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Table8" style:family="table">
      <style:table-properties style:width="1.4396in" table:align="left"/>
    </style:style>
    <style:style style:name="Table8.A" style:family="table-column">
      <style:table-column-properties style:column-width="1.4396in"/>
    </style:style>
    <style:style style:name="Table8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Table9" style:family="table">
      <style:table-properties style:width="0.5569in" table:align="left"/>
    </style:style>
    <style:style style:name="Table9.A" style:family="table-column">
      <style:table-column-properties style:column-width="0.5569in"/>
    </style:style>
    <style:style style:name="Table9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Table10" style:family="table">
      <style:table-properties style:width="0.4688in" table:align="left"/>
    </style:style>
    <style:style style:name="Table10.A" style:family="table-column">
      <style:table-column-properties style:column-width="0.4688in"/>
    </style:style>
    <style:style style:name="Table10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Table11" style:family="table">
      <style:table-properties style:width="0.2924in" table:align="left"/>
    </style:style>
    <style:style style:name="Table11.A" style:family="table-column">
      <style:table-column-properties style:column-width="0.2924in"/>
    </style:style>
    <style:style style:name="Table11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Table12" style:family="table">
      <style:table-properties style:width="0.2479in" table:align="left"/>
    </style:style>
    <style:style style:name="Table12.A" style:family="table-column">
      <style:table-column-properties style:column-width="0.2479in"/>
    </style:style>
    <style:style style:name="Table12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Table13" style:family="table">
      <style:table-properties style:width="0.3361in" table:align="left"/>
    </style:style>
    <style:style style:name="Table13.A" style:family="table-column">
      <style:table-column-properties style:column-width="0.3361in"/>
    </style:style>
    <style:style style:name="Table13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Table14" style:family="table">
      <style:table-properties style:width="1.4396in" table:align="left"/>
    </style:style>
    <style:style style:name="Table14.A" style:family="table-column">
      <style:table-column-properties style:column-width="1.4396in"/>
    </style:style>
    <style:style style:name="Table14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Table15" style:family="table">
      <style:table-properties style:width="0.1597in" table:align="left"/>
    </style:style>
    <style:style style:name="Table15.A" style:family="table-column">
      <style:table-column-properties style:column-width="0.1597in"/>
    </style:style>
    <style:style style:name="Table15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Table16" style:family="table">
      <style:table-properties style:width="0.3806in" table:align="left"/>
    </style:style>
    <style:style style:name="Table16.A" style:family="table-column">
      <style:table-column-properties style:column-width="0.3806in"/>
    </style:style>
    <style:style style:name="Table16.A1" style:family="table-cell">
      <style:table-cell-properties style:vertical-align="middle" fo:background-color="#ffffff" fo:padding="0.0208in" fo:border="0.75pt solid #808080">
        <style:background-image/>
      </style:table-cell-properties>
    </style:style>
    <style:style style:name="P1" style:family="paragraph" style:parent-style-name="Standard">
      <style:text-properties fo:font-size="20pt" officeooo:rsid="001baa52" officeooo:paragraph-rsid="0016f887" style:font-size-asian="17.5pt" style:font-size-complex="20pt"/>
    </style:style>
    <style:style style:name="P2" style:family="paragraph" style:parent-style-name="Standard">
      <style:text-properties fo:font-size="20pt" officeooo:rsid="001e2edc" officeooo:paragraph-rsid="001e2edc" style:font-size-asian="17.5pt" style:font-size-complex="20pt"/>
    </style:style>
    <style:style style:name="P3" style:family="paragraph" style:parent-style-name="Standard">
      <style:text-properties fo:font-size="20pt" officeooo:rsid="001fca98" officeooo:paragraph-rsid="001fca98" style:font-size-asian="17.5pt" style:font-size-complex="20pt"/>
    </style:style>
    <style:style style:name="P4" style:family="paragraph" style:parent-style-name="Standard">
      <style:text-properties fo:font-size="20pt" officeooo:rsid="00202e61" officeooo:paragraph-rsid="00202e61" style:font-size-asian="17.5pt" style:font-size-complex="20pt"/>
    </style:style>
    <style:style style:name="P5" style:family="paragraph" style:parent-style-name="Standard">
      <style:text-properties fo:font-size="20pt" officeooo:rsid="00219070" officeooo:paragraph-rsid="00219070" style:font-size-asian="17.5pt" style:font-size-complex="20pt"/>
    </style:style>
    <style:style style:name="P6" style:family="paragraph" style:parent-style-name="Standard">
      <style:text-properties fo:font-size="20pt" officeooo:rsid="002576fb" officeooo:paragraph-rsid="002576fb" style:font-size-asian="17.5pt" style:font-size-complex="20pt"/>
    </style:style>
    <style:style style:name="P7" style:family="paragraph" style:parent-style-name="Table_20_Contents">
      <style:paragraph-properties fo:text-align="end" style:justify-single-word="false"/>
      <style:text-properties fo:font-variant="normal" fo:text-transform="none" fo:color="#000000" loext:opacity="100%" style:font-name="DejaVu Sans" fo:font-size="10pt" fo:font-style="normal" fo:font-weight="normal"/>
    </style:style>
    <style:style style:name="P8" style:family="paragraph" style:parent-style-name="Standard">
      <style:text-properties fo:font-size="20pt" officeooo:rsid="00219070" officeooo:paragraph-rsid="00219070" style:font-size-asian="17.5pt" style:font-size-complex="20pt"/>
    </style:style>
    <style:style style:name="P9" style:family="paragraph" style:parent-style-name="Standard">
      <style:text-properties fo:font-size="20pt" officeooo:rsid="0026cc03" officeooo:paragraph-rsid="0026cc03" style:font-size-asian="17.5pt" style:font-size-complex="20pt"/>
    </style:style>
    <style:style style:name="P10" style:family="paragraph" style:parent-style-name="Standard">
      <style:text-properties fo:font-size="20pt" officeooo:rsid="001baa52" officeooo:paragraph-rsid="0016f887" style:font-size-asian="17.5pt" style:font-size-complex="20pt"/>
    </style:style>
    <style:style style:name="P11" style:family="paragraph" style:parent-style-name="Standard">
      <style:text-properties fo:font-size="20pt" officeooo:rsid="0027575c" officeooo:paragraph-rsid="0027575c" style:font-size-asian="17.5pt" style:font-size-complex="20pt"/>
    </style:style>
    <style:style style:name="P12" style:family="paragraph" style:parent-style-name="Standard">
      <style:text-properties fo:font-size="20pt" officeooo:rsid="002907c3" officeooo:paragraph-rsid="002907c3" style:font-size-asian="17.5pt" style:font-size-complex="20pt"/>
    </style:style>
    <style:style style:name="P13" style:family="paragraph" style:parent-style-name="Standard">
      <style:text-properties fo:font-size="20pt" officeooo:rsid="002afd13" officeooo:paragraph-rsid="002afd13" style:font-size-asian="17.5pt" style:font-size-complex="20pt"/>
    </style:style>
    <style:style style:name="P14" style:family="paragraph" style:parent-style-name="Standard">
      <style:text-properties fo:font-size="20pt" officeooo:rsid="002cfc99" officeooo:paragraph-rsid="002cfc99" style:font-size-asian="17.5pt" style:font-size-complex="20pt"/>
    </style:style>
    <style:style style:name="P15" style:family="paragraph" style:parent-style-name="Standard">
      <style:text-properties fo:font-size="20pt" officeooo:rsid="002fba08" officeooo:paragraph-rsid="002fba08" style:font-size-asian="17.5pt" style:font-size-complex="20pt"/>
    </style:style>
    <style:style style:name="P16" style:family="paragraph" style:parent-style-name="Standard">
      <style:text-properties fo:font-size="20pt" officeooo:rsid="003140e0" officeooo:paragraph-rsid="003140e0" style:font-size-asian="17.5pt" style:font-size-complex="20pt"/>
    </style:style>
    <style:style style:name="P17" style:family="paragraph" style:parent-style-name="Standard">
      <style:text-properties fo:font-size="20pt" officeooo:rsid="003405c7" officeooo:paragraph-rsid="003405c7" style:font-size-asian="17.5pt" style:font-size-complex="20pt"/>
    </style:style>
    <style:style style:name="P18" style:family="paragraph" style:parent-style-name="Standard">
      <style:text-properties fo:font-size="20pt" officeooo:rsid="003483f9" officeooo:paragraph-rsid="003483f9" style:font-size-asian="17.5pt" style:font-size-complex="20pt"/>
    </style:style>
    <style:style style:name="P19" style:family="paragraph" style:parent-style-name="Standard">
      <style:text-properties fo:font-size="20pt" officeooo:rsid="00364bf8" officeooo:paragraph-rsid="00364bf8" style:font-size-asian="17.5pt" style:font-size-complex="20pt"/>
    </style:style>
    <style:style style:name="P20" style:family="paragraph" style:parent-style-name="Standard">
      <style:text-properties fo:font-size="20pt" officeooo:rsid="0037b221" officeooo:paragraph-rsid="0037b221" style:font-size-asian="17.5pt" style:font-size-complex="20pt"/>
    </style:style>
    <style:style style:name="P21" style:family="paragraph" style:parent-style-name="Standard">
      <style:text-properties fo:font-size="20pt" officeooo:rsid="0037d28c" officeooo:paragraph-rsid="0037d28c" style:font-size-asian="17.5pt" style:font-size-complex="20pt"/>
    </style:style>
    <style:style style:name="P22" style:family="paragraph" style:parent-style-name="Standard">
      <style:text-properties fo:font-size="20pt" style:text-underline-style="solid" style:text-underline-type="double" style:text-underline-width="auto" style:text-underline-color="font-color" officeooo:rsid="002afd13" officeooo:paragraph-rsid="002afd13" style:font-size-asian="17.5pt" style:font-size-complex="20pt"/>
    </style:style>
    <style:style style:name="P23" style:family="paragraph" style:parent-style-name="Table_20_Contents">
      <style:paragraph-properties fo:text-align="end" style:justify-single-word="false"/>
      <style:text-properties fo:font-variant="normal" fo:text-transform="none" fo:color="#000000" loext:opacity="100%" style:font-name="DejaVu Sans" fo:font-size="10pt" fo:font-style="normal" fo:font-weight="normal"/>
    </style:style>
    <style:style style:name="T1" style:family="text">
      <style:text-properties officeooo:rsid="002de8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26.</text:p>
      <text:p text:style-name="P2"/>
      <text:p text:style-name="P1">SELECT <text:s/>count (Status)</text:p>
      <text:p text:style-name="P1">FROM Client, ClientGoods</text:p>
      <text:p text:style-name="P1">WHERE <text:s/>Client.INNClient=ClientGoods.INNClient AND Status='посредник'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8</text:p>
          </table:table-cell>
        </table:table-row>
      </table:table>
      <text:p text:style-name="P1"/>
      <text:p text:style-name="P1"/>
      <text:p text:style-name="P3">25.</text:p>
      <text:p text:style-name="P1"/>
      <text:p text:style-name="P1">SELECT AVG(CostUnit)</text:p>
      <text:p text:style-name="P1">FROM Seller, SallerGoods</text:p>
      <text:p text:style-name="P1">WHERE Seller.INNSeller = SallerGoods.INNSeller AND Goods LIKE 'масло%'</text:p>
      <text:p text:style-name="P1"/>
      <text:p text:style-name="P1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8.35833333333333</text:p>
          </table:table-cell>
        </table:table-row>
      </table:table>
      <text:p text:style-name="P1"/>
      <text:p text:style-name="P4"/>
      <text:p text:style-name="P4"/>
      <text:p text:style-name="P4">24.</text:p>
      <text:p text:style-name="P1"/>
      <text:p text:style-name="P1">SELECT MAX(CostUnit)</text:p>
      <text:p text:style-name="P1">FROM ClientGoods, Client</text:p>
      <text:p text:style-name="P1">WHERE Client.INNClient=ClientGoods.INNClient</text:p>
      <text:p text:style-name="P1"/>
      <text:p text:style-name="P1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7">27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5">23.</text:p>
      <text:p text:style-name="P5"/>
      <text:p text:style-name="P5"/>
      <text:p text:style-name="P5">SELECT count(Goods)</text:p>
      <text:p text:style-name="P5">FROM SallerGoods</text:p>
      <text:p text:style-name="P5">WHERE Goods LIKE 'Печенье%'</text:p>
      <text:p text:style-name="P5"/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1</text:p>
          </table:table-cell>
        </table:table-row>
      </table:table>
      <text:p text:style-name="P5"/>
      <text:p text:style-name="P5"/>
      <text:p text:style-name="P5"/>
      <text:p text:style-name="P5">22.</text:p>
      <text:p text:style-name="P5"/>
      <text:p text:style-name="P5"/>
      <text:p text:style-name="P5"/>
      <text:p text:style-name="P5">SELECT count(Goods)</text:p>
      <text:p text:style-name="P5">FROM SallerGoods</text:p>
      <text:p text:style-name="P5"/>
      <text:p text:style-name="P5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50</text:p>
          </table:table-cell>
        </table:table-row>
      </table:table>
      <text:p text:style-name="P5"/>
      <text:p text:style-name="P5"/>
      <text:p text:style-name="P6"/>
      <text:p text:style-name="P6"/>
      <text:p text:style-name="P6"/>
      <text:p text:style-name="P6"><text:soft-page-break/>21.</text:p>
      <text:p text:style-name="P6"/>
      <text:p text:style-name="P6"/>
      <text:p text:style-name="P5">SELECT MIN(CostUnit)</text:p>
      <text:p text:style-name="P5">FROM SallerGoods, Seller</text:p>
      <text:p text:style-name="P5">WHERE Seller.INNSeller=SallerGoods.INNSeller AND Status='посредник'</text:p>
      <text:p text:style-name="P5"/>
      <text:p text:style-name="P5"/>
      <text:p text:style-name="P5"/>
      <table:table table:name="Table6" table:style-name="Table6">
        <table:table-column table:style-name="Table6.A"/>
        <table:table-row>
          <table:table-cell table:style-name="Table6.A1" office:value-type="string">
            <text:p text:style-name="P7">0.2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9">20.</text:p>
      <text:p text:style-name="P5"/>
      <text:p text:style-name="P5">SELECT SUM(CostUnit)</text:p>
      <text:p text:style-name="P5">FROM SallerGoods, Seller</text:p>
      <text:p text:style-name="P5">WHERE Seller.INNSeller = SallerGoods.INNSeller AND Seller.Status = 'посредник'</text:p>
      <text:p text:style-name="P1"/>
      <text:p text:style-name="P1"/>
      <text:p text:style-name="P1"/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7">42.94</text:p>
          </table:table-cell>
        </table:table-row>
      </table:table>
      <text:p text:style-name="P1"/>
      <text:p text:style-name="P1"/>
      <text:p text:style-name="P11">19.</text:p>
      <text:p text:style-name="P11">SELECT AVG(CostUnit)</text:p>
      <text:p text:style-name="P11">FROM SallerGoods</text:p>
      <text:p text:style-name="P11"><text:soft-page-break/>WHERE Goods LIKE 'Чай%'</text:p>
      <text:p text:style-name="P1"/>
      <text:p text:style-name="P1"/>
      <text:p text:style-name="P1"/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P7">6.46666666666667</text:p>
          </table:table-cell>
        </table:table-row>
      </table:table>
      <text:p text:style-name="P1"/>
      <text:p text:style-name="P1"/>
      <text:p text:style-name="P1"/>
      <text:p text:style-name="P1"/>
      <text:p text:style-name="P12">18.</text:p>
      <text:p text:style-name="P12"/>
      <text:p text:style-name="P12">SELECT SUM(CostUnit)</text:p>
      <text:p text:style-name="P12">FROM SallerGoods, SELLER</text:p>
      <text:p text:style-name="P12">WHERE Seller.INNSeller=SallerGoods.INNSeller AND SELLER.Status IS NOT 'посредник'</text:p>
      <text:p text:style-name="P1"/>
      <text:p text:style-name="P1"/>
      <text:p text:style-name="P1"/>
      <table:table table:name="Table9" table:style-name="Table9">
        <table:table-column table:style-name="Table9.A"/>
        <table:table-row>
          <table:table-cell table:style-name="Table9.A1" office:value-type="string">
            <text:p text:style-name="P7">345.11</text:p>
          </table:table-cell>
        </table:table-row>
      </table:table>
      <text:p text:style-name="P1"/>
      <text:p text:style-name="P1"/>
      <text:p text:style-name="P1"/>
      <text:p text:style-name="P13">16.</text:p>
      <text:p text:style-name="P13"/>
      <text:p text:style-name="P13"/>
      <text:p text:style-name="P13">SELECT SUM(CostUnit)</text:p>
      <text:p text:style-name="P13">FROM ClientGoods, Client</text:p>
      <text:p text:style-name="P13">WHERE Client.INNClient = ClientGoods.INNClient AND Client.Status="магазин"</text:p>
      <text:p text:style-name="P13"/>
      <text:p text:style-name="P13"/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7">250.8</text:p>
          </table:table-cell>
        </table:table-row>
      </table:table>
      <text:p text:style-name="P22"/>
      <text:p text:style-name="P13"/>
      <text:p text:style-name="P13"/>
      <text:p text:style-name="P21">15.</text:p>
      <text:p text:style-name="P21"/>
      <text:p text:style-name="P21"/>
      <text:p text:style-name="P21">SELECT <text:s/>MIN(CostUnit * Count)</text:p>
      <text:p text:style-name="P21">FROM ClientGoods</text:p>
      <text:p text:style-name="P21"/>
      <text:p text:style-name="P21"/>
      <text:p text:style-name="P21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7">30.0</text:p>
          </table:table-cell>
        </table:table-row>
      </table:table>
      <text:p text:style-name="P21"/>
      <text:p text:style-name="P13"/>
      <text:p text:style-name="P14">1<text:span text:style-name="T1">4</text:span>.</text:p>
      <text:p text:style-name="P14"/>
      <text:p text:style-name="P14"/>
      <text:p text:style-name="P14">SELECT MIN(CostUnit)</text:p>
      <text:p text:style-name="P14">FROM ClientGoods</text:p>
      <text:p text:style-name="P14"/>
      <text:p text:style-name="P14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">0.3</text:p>
          </table:table-cell>
        </table:table-row>
      </table:table>
      <text:p text:style-name="P14"/>
      <text:p text:style-name="P14"/>
      <text:p text:style-name="P14"/>
      <text:p text:style-name="P15">13.</text:p>
      <text:p text:style-name="P15"/>
      <text:p text:style-name="P15">SELECT count (DISTINCT Goods)</text:p>
      <text:p text:style-name="P15">FROM SallerGoods, Seller</text:p>
      <text:p text:style-name="P15">WHERE Seller.INNSeller=SallerGoods.INNSeller AND <text:s/>Seller.Status='посредник'</text:p>
      <text:p text:style-name="P15"><text:soft-page-break/></text:p>
      <text:p text:style-name="P15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">13</text:p>
          </table:table-cell>
        </table:table-row>
      </table:table>
      <text:p text:style-name="P15"/>
      <text:p text:style-name="P15"/>
      <text:p text:style-name="P16">12.</text:p>
      <text:p text:style-name="P16"/>
      <text:p text:style-name="P16">SELECT count(Client)</text:p>
      <text:p text:style-name="P16">FROM Client</text:p>
      <text:p text:style-name="P16">WHERE <text:s/>(</text:p>
      <text:p text:style-name="P16"><text:tab/>SELECT Goods</text:p>
      <text:p text:style-name="P16"><text:tab/>FROM SallerGoods</text:p>
      <text:p text:style-name="P16"><text:tab/>WHERE Goods LIKE 'Перец черный молотый'</text:p>
      <text:p text:style-name="P16"/>
      <text:p text:style-name="P16"/>
      <text:p text:style-name="P16"/>
      <text:p text:style-name="P16">)</text:p>
      <text:p text:style-name="P16"/>
      <text:p text:style-name="P16"/>
      <text:p text:style-name="P17">11.</text:p>
      <text:p text:style-name="P17"/>
      <text:p text:style-name="P17"/>
      <text:p text:style-name="P17">SELECT count(Goods='картофель')</text:p>
      <text:p text:style-name="P17">FROM SallerGoods</text:p>
      <text:p text:style-name="P17">WHERE (</text:p>
      <text:p text:style-name="P17"><text:tab/>SELECT Status</text:p>
      <text:p text:style-name="P17"><text:tab/>FROM Client</text:p>
      <text:p text:style-name="P17"><text:tab/>WHERE Status LIKE 'кафе'</text:p>
      <text:p text:style-name="P17"/>
      <text:p text:style-name="P17">)</text:p>
      <text:p text:style-name="P17"/>
      <text:p text:style-name="P17"><text:soft-page-break/></text:p>
      <text:p text:style-name="P17"/>
      <text:p text:style-name="P18">10.</text:p>
      <text:p text:style-name="P18"/>
      <text:p text:style-name="P18">SELECT SUM(Count)</text:p>
      <text:p text:style-name="P18">FROM SallerGoods</text:p>
      <text:p text:style-name="P18">WHERE Goods LIKE 'Яблоки%'</text:p>
      <text:p text:style-name="P14"/>
      <text:p text:style-name="P14"/>
      <text:p text:style-name="P14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7">994</text:p>
          </table:table-cell>
        </table:table-row>
      </table:table>
      <text:p text:style-name="P14"/>
      <text:p text:style-name="P19">9.</text:p>
      <text:p text:style-name="P19"/>
      <text:p text:style-name="P19"/>
      <text:p text:style-name="P19">SELECT AVG(CostUnit)</text:p>
      <text:p text:style-name="P19">FROM SallerGoods</text:p>
      <text:p text:style-name="P19">WHERE Goods LIKE 'масло%'</text:p>
      <text:p text:style-name="P19"/>
      <text:p text:style-name="P19"/>
      <text:p text:style-name="P13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7">8.35833333333333</text:p>
          </table:table-cell>
        </table:table-row>
      </table:table>
      <text:p text:style-name="P13"/>
      <text:p text:style-name="P13"/>
      <text:p text:style-name="P20">8.</text:p>
      <text:p text:style-name="P20"/>
      <text:p text:style-name="P20">SELECT count(DISTINCT Goods)</text:p>
      <text:p text:style-name="P20">FROM SallerGoods</text:p>
      <text:p text:style-name="P20">WHERE Goods LIKE 'Вафли%'</text:p>
      <text:p text:style-name="P20"/>
      <text:p text:style-name="P20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">2</text:p>
          </table:table-cell>
        </table:table-row>
      </table:table>
      <text:p text:style-name="P20"><text:soft-page-break/></text:p>
      <text:p text:style-name="P20"/>
      <text:p text:style-name="P20"/>
      <text:p text:style-name="P20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08:21:44.220163865</meta:creation-date>
    <dc:date>2023-05-02T19:52:42.088974765</dc:date>
    <meta:editing-duration>PT7H50M47S</meta:editing-duration>
    <meta:editing-cycles>24</meta:editing-cycles>
    <meta:generator>LibreOffice/7.3.7.2$Linux_X86_64 LibreOffice_project/30$Build-2</meta:generator>
    <meta:document-statistic meta:table-count="16" meta:image-count="0" meta:object-count="0" meta:page-count="8" meta:paragraph-count="93" meta:word-count="207" meta:character-count="1700" meta:non-whitespace-character-count="1575"/>
  </office:meta>
</office:document-meta>
</file>